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Format Function </text:p>
      <text:p text:style-name="Standard"/>
      <text:p text:style-name="Standard">The Format function is a general purpose formatting function that can handle a wide range of numeric values. Once you understand the capabilities of the function, you will find yourself using this function for all your formatting routines. The Format function can handle simple numeric data, date and time values. </text:p>
      <text:p text:style-name="Standard"/>
      <text:p text:style-name="Standard">string_value = Format(numeric_value, format_string) </text:p>
      <text:p text:style-name="Standard"/>
      <text:p text:style-name="Standard"/>
      <text:p text:style-name="Standard">The numeric value parameter can any of the numeric values available in FreeBasic.</text:p>
      <text:p text:style-name="Standard">The format string contains format characters that specify how to format the numeric value. If the Format string is an empty string, then Format behaves just like the Str function </text:p>
      <text:p text:style-name="Standard"/>
      <text:p text:style-name="Standard">String Format Characters </text:p>
      <text:p text:style-name="Standard"/>
      <text:p text:style-name="Standard">You can display text within the format string using the general formatting string.</text:p>
      <text:p text:style-name="Standard">The following table lists the string format characters. </text:p>
      <text:p text:style-name="Standard"/>
      <text:p text:style-name="Standard">Character Comment </text:p>
      <text:p text:style-name="Standard">: ? + $ () space Will return as a literal string. </text:p>
      <text:p text:style-name="Standard">\ Will return the next character in the string as a literal character. </text:p>
      <text:p text:style-name="Standard">“text” Will return text within double quotes as a literal string. </text:p>
      <text:p text:style-name="Standard">: Used as a separator for time components. </text:p>
      <text:p text:style-name="Standard">/ Used as a separator for date components. </text:p>
      <text:p text:style-name="Standard"/>
      <text:p text:style-name="Standard">Table 14.1: String Format Characters </text:p>
      <text:p text:style-name="Standard"/>
      <text:p text:style-name="Standard">The values listed in the table will return as literal text, and can be used to generate a string that contains both literal characters and formatted numeric text. </text:p>
      <text:p text:style-name="Standard"/>
      <text:p text:style-name="Standard">Numeric Format Characters </text:p>
      <text:p text:style-name="Standard"/>
      <text:p text:style-name="Standard">There are a number of format characters that can be used to format simple numeric types. The following table lists the format characters. </text:p>
      <text:p text:style-name="Standard"/>
      <text:p text:style-name="Standard">Character Comment </text:p>
      <text:p text:style-name="Standard">0 (zero) The zero is a digit placeholder. How the number is formatted depends on how many zeros are in the format string and how many numbers on either side of the </text:p>
      <text:p text:style-name="Standard"/>
      <text:p text:style-name="Standard"/>
      <text:p text:style-name="Standard">Character Comment </text:p>
      <text:p text:style-name="Standard">decimal point of the number. If there are fewer digits than 0's, a leading or trailing zero are added to the format string. If there are more digits to the right of the decimal than there are 0's, then the number is </text:p>
      <text:p text:style-name="Standard"><text:soft-page-break/>rounded. The number to the left of the </text:p>
      <text:p text:style-name="Standard">decimal are not changed. </text:p>
      <text:p text:style-name="Standard"># This format character works in the same </text:p>
      <text:p text:style-name="Standard">way as the 0 character, except the leading or trailing zeros are not displayed. </text:p>
      <text:p text:style-name="Standard">. (decimal point) Will return a decimal point within the formated string. If the format string only has #'s to the left of the decimal point, then numbers smaller than 1 will be displayed with only a leading decimal point. </text:p>
      <text:p text:style-name="Standard">% Will multiply number by 100 and return percentage sign. </text:p>
      <text:p text:style-name="Standard">, (comma) The comma is used as the thousands </text:p>
      <text:p text:style-name="Standard">separator. Two adjacent commas, or a comma right after the decimal point, will not display the thousands digits and will round the number. </text:p>
      <text:p text:style-name="Standard">E- E+ e- e+ These characters are used to format a </text:p>
      <text:p text:style-name="Standard">string in scientific format. Placing a 0 or #</text:p>
      <text:p text:style-name="Standard">to either the left or right of the character determines the number of digits to display on either side of the exponent sign. The negative characters are used to display negative exponents and the positive characters are used to display positive </text:p>
      <text:p text:style-name="Standard">exponents. </text:p>
      <text:p text:style-name="Standard"/>
      <text:p text:style-name="Standard">Table 14.2: Numeric Format Characters </text:p>
      <text:p text:style-name="Standard"/>
      <text:p text:style-name="Standard">As you can see from the character table, there is a wide range of formatting options available for formatting numeric data. The following program demonstrates how to use some of the formatting options. </text:p>
      <text:p text:style-name="Standard"/>
      <text:p text:style-name="Standard">1 </text:p>
      <text:p text:style-name="Standard">Option Explicit </text:p>
      <text:p text:style-name="Standard">2 </text:p>
      <text:p text:style-name="Standard">3 </text:p>
      <text:p text:style-name="Standard">#Include Once "vbcompat.bi" </text:p>
      <text:p text:style-name="Standard">4 </text:p>
      <text:p text:style-name="Standard">5 </text:p>
      <text:p text:style-name="Standard">Dim As Double myValue = 123456.789 </text:p>
      <text:p text:style-name="Standard">6 </text:p>
      <text:p text:style-name="Standard">7 </text:p>
      <text:p text:style-name="Standard">Print "Value: ";Format(myValue) </text:p>
      <text:p text:style-name="Standard">8 </text:p>
      <text:p text:style-name="Standard">'Print various format string </text:p>
      <text:p text:style-name="Standard"/>
      <text:p text:style-name="Standard"/>
      <text:p text:style-name="Standard"/>
      <text:p text:style-name="Standard">9 </text:p>
      <text:p text:style-name="Standard">Print "Value as currency: ";Format(myValue, "$###,###,###.##") </text:p>
      <text:p text:style-name="Standard">10 </text:p>
      <text:p text:style-name="Standard">myValue = .10 </text:p>
      <text:p text:style-name="Standard"><text:soft-page-break/>11 </text:p>
      <text:p text:style-name="Standard">Print "Value: ";Format(myValue) </text:p>
      <text:p text:style-name="Standard">12 </text:p>
      <text:p text:style-name="Standard">Print "Value as scientific: ";Format(myValue, "###E+###") </text:p>
      <text:p text:style-name="Standard">13 </text:p>
      <text:p text:style-name="Standard">Print "Value with zeros: ";Format(myValue, "00.0000") </text:p>
      <text:p text:style-name="Standard">14 </text:p>
      <text:p text:style-name="Standard">Print "Value as percentage: ";Format(myValue, "##%") </text:p>
      <text:p text:style-name="Standard">15 </text:p>
      <text:p text:style-name="Standard">16 </text:p>
      <text:p text:style-name="Standard">Sleep </text:p>
      <text:p text:style-name="Standard">17 </text:p>
      <text:p text:style-name="Standard">End </text:p>
      <text:p text:style-name="Standard"/>
      <text:p text:style-name="Standard"/>
      <text:p text:style-name="Standard">Listing 14.1: format-numeric.bas </text:p>
      <text:p text:style-name="Standard"/>
      <text:p text:style-name="Standard"><text:tab/>Analysis: Line 3 includes the extended date and time function library which also includes the Format function. Line 5 creates a double value that will be used as the </text:p>
      <text:p text:style-name="Standard">numeric value in the formatting expressions. Line 7 prints the unformatted value. Line 9prints the value as a currency value using the $ with commas used to separate the thousand places and two # characters after the decimal point to round the value. Line 10sets the double variable to .1 for different formatting. Line 11 prints the unformatted value Line 12 prints the value in scientific format. Line 13 prints the value with leading and trailing zeros. Line 14 prints the value as a percentage. </text:p>
      <text:p text:style-name="Standard"/>
      <text:p text:style-name="Standard">When you run the program you should see the following output. </text:p>
      <text:p text:style-name="Standard"/>
      <text:p text:style-name="Standard">Value: 123456.789 </text:p>
      <text:p text:style-name="Standard">Value as currency: $123,456.79 </text:p>
      <text:p text:style-name="Standard">Value: .1 </text:p>
      <text:p text:style-name="Standard">Value as scientific: 100E3 </text:p>
      <text:p text:style-name="Standard">Value with zeros: 00.1000 </text:p>
      <text:p text:style-name="Standard">Value as percentage: 10% </text:p>
      <text:p text:style-name="Standard"/>
      <text:p text:style-name="Standard"/>
      <text:p text:style-name="Standard">Output 14.1: Output of format-numeric.bas </text:p>
      <text:p text:style-name="Standard"/>
      <text:p text:style-name="Standard">Date Format Characters </text:p>
      <text:p text:style-name="Standard"/>
      <text:p text:style-name="Standard">In the previous chapter you saw some of the date format characters used in the example programs. The following table lists all the date format Characters and their meaning. </text:p>
      <text:p text:style-name="Standard"/>
      <text:p text:style-name="Standard">Character Comment </text:p>
      <text:p text:style-name="Standard">d Returns the day of the month without leading zeros. </text:p>
      <text:p text:style-name="Standard"><text:soft-page-break/>dd Returns the day of the month with leading </text:p>
      <text:p text:style-name="Standard">zeros. </text:p>
      <text:p text:style-name="Standard">ddd Returns the day of the week name as an abbreviation. </text:p>
      <text:p text:style-name="Standard"/>
      <text:p text:style-name="Standard"/>
      <text:p text:style-name="Standard">Character Comment </text:p>
      <text:p text:style-name="Standard">dddd Returns the day of the week name as a full </text:p>
      <text:p text:style-name="Standard">name. </text:p>
      <text:p text:style-name="Standard">ddddd Returns the serial date formatted according the locale setting. Includes the year, month and day. </text:p>
      <text:p text:style-name="Standard">m Returns the month number without leading </text:p>
      <text:p text:style-name="Standard">zeros. </text:p>
      <text:p text:style-name="Standard">mm Returns the month number with leading zeros for single month numbers. </text:p>
      <text:p text:style-name="Standard">mmm Returns the month name as an </text:p>
      <text:p text:style-name="Standard">abbreviation. </text:p>
      <text:p text:style-name="Standard">mmmm Returns the month name as a full name. </text:p>
      <text:p text:style-name="Standard">y Returns the year number formatted as two digits. </text:p>
      <text:p text:style-name="Standard">yyyy Returns the year number formatted as four digits. </text:p>
      <text:p text:style-name="Standard"/>
      <text:p text:style-name="Standard">Table 14.3: Date Format Characters </text:p>
      <text:p text:style-name="Standard"/>
      <text:p text:style-name="Standard">The following program demonstrates some of the formatting options for dates. </text:p>
      <text:p text:style-name="Standard"/>
      <text:p text:style-name="Standard">1 </text:p>
      <text:p text:style-name="Standard">Option Explicit </text:p>
      <text:p text:style-name="Standard">2 </text:p>
      <text:p text:style-name="Standard">3 </text:p>
      <text:p text:style-name="Standard">#Include Once "vbcompat.bi" </text:p>
      <text:p text:style-name="Standard">4 </text:p>
      <text:p text:style-name="Standard">5 </text:p>
      <text:p text:style-name="Standard">Dim As Double myDate = Now </text:p>
      <text:p text:style-name="Standard">6 </text:p>
      <text:p text:style-name="Standard">7 </text:p>
      <text:p text:style-name="Standard">'Print some formatted dates </text:p>
      <text:p text:style-name="Standard">8 </text:p>
      <text:p text:style-name="Standard">Print "Date Serial: ";Format(myDate, "ddddd") </text:p>
      <text:p text:style-name="Standard">9 </text:p>
      <text:p text:style-name="Standard">Print "Date with single chars: ";Format(myDate, "d/m/yy") </text:p>
      <text:p text:style-name="Standard">10 </text:p>
      <text:p text:style-name="Standard">Print "Date with double chars: ";Format(myDate, "dd/mm/yyyy") </text:p>
      <text:p text:style-name="Standard">11 </text:p>
      <text:p text:style-name="Standard">Print "Date with year first: ";Format(myDate, "yyyy/mm/dd") </text:p>
      <text:p text:style-name="Standard">12 </text:p>
      <text:p text:style-name="Standard">Print "Date with (): </text:p>
      <text:p text:style-name="Standard">";Format(myDate, "ddmmyyyy") </text:p>
      <text:p text:style-name="Standard"><text:soft-page-break/>13 </text:p>
      <text:p text:style-name="Standard">Print "Date with ( ): ";Format(myDate, "dd mm yyyy") </text:p>
      <text:p text:style-name="Standard">14 </text:p>
      <text:p text:style-name="Standard">15 </text:p>
      <text:p text:style-name="Standard">Sleep </text:p>
      <text:p text:style-name="Standard">16 </text:p>
      <text:p text:style-name="Standard">End </text:p>
      <text:p text:style-name="Standard"/>
      <text:p text:style-name="Standard"/>
      <text:p text:style-name="Standard">Listing 14.2: format-date.bas </text:p>
      <text:p text:style-name="Standard"/>
      <text:p text:style-name="Standard"><text:tab/>Analysis: Line 3 includes the date-time and format library definition. Line 5 creates a date serial values and initializes it to the current date and time using the Now function.</text:p>
      <text:p text:style-name="Standard">Line 8 prints the serial date using the local settings. Line 9 prints the date as single </text:p>
      <text:p text:style-name="Standard"/>
      <text:p text:style-name="Standard"/>
      <text:p text:style-name="Standard">month and day values with a two-digit year. Line 10 prints the date with two-digit month and day values and a four-digit year. Line 11 prints the date with the year first. Line 12using a dash to separate the date components and line 13 uses a space to separate the date components. </text:p>
      <text:p text:style-name="Standard"/>
      <text:p text:style-name="Standard">When you run the program you should see the following. </text:p>
      <text:p text:style-name="Standard"/>
      <text:p text:style-name="Standard">Date Serial: 8/16/2006 </text:p>
      <text:p text:style-name="Standard">Date with single chars: 16/8/06 </text:p>
      <text:p text:style-name="Standard">Date with double chars: 16/08/2006 </text:p>
      <text:p text:style-name="Standard">Date with year first: 2006/08/16 </text:p>
      <text:p text:style-name="Standard">Date with (): </text:p>
      <text:p text:style-name="Standard">16082006 </text:p>
      <text:p text:style-name="Standard">Date with ( ): 16 08 2006 </text:p>
      <text:p text:style-name="Standard"/>
      <text:p text:style-name="Standard"/>
      <text:p text:style-name="Standard">Output 14.2: Output of format-date.bas </text:p>
      <text:p text:style-name="Standard"/>
      <text:p text:style-name="Standard">Time Format Characters </text:p>
      <text:p text:style-name="Standard"/>
      <text:p text:style-name="Standard">The time format characters are similar to the date format characters and are used </text:p>
      <text:p text:style-name="Standard">in much the same way. The following table lists the format characters that you can use with a Time Serial value. </text:p>
      <text:p text:style-name="Standard"/>
      <text:p text:style-name="Standard">Character Comment </text:p>
      <text:p text:style-name="Standard">h Returns the hour without a leading zero. </text:p>
      <text:p text:style-name="Standard">hh Returns the hour with a leading zero for single digit hour numbers. </text:p>
      <text:p text:style-name="Standard">m Returns the minute without a leading zero. </text:p>
      <text:p text:style-name="Standard">mm Returns the minute with a leading zero for single digit minute numbers. </text:p>
      <text:p text:style-name="Standard"><text:soft-page-break/>s Returns the second without a leading zero. </text:p>
      <text:p text:style-name="Standard">ss Returns the second with a leading zero for single digit second numbers. </text:p>
      <text:p text:style-name="Standard">ttttt Returns a Time Serial value formatted as the </text:p>
      <text:p text:style-name="Standard">local specific time format. </text:p>
      <text:p text:style-name="Standard">AM/PM </text:p>
      <text:p text:style-name="Standard">am/pm </text:p>
      <text:p text:style-name="Standard">Converts the time to a 12-hour format and </text:p>
      <text:p text:style-name="Standard">adds an am or pm to the return value. </text:p>
      <text:p text:style-name="Standard">A/P </text:p>
      <text:p text:style-name="Standard">a/p </text:p>
      <text:p text:style-name="Standard">Converts the time to a 12-hour format ans </text:p>
      <text:p text:style-name="Standard">adds an a or p the return value. </text:p>
      <text:p text:style-name="Standard"/>
      <text:p text:style-name="Standard">Table 14.4: Time Format Characters </text:p>
      <text:p text:style-name="Standard"/>
      <text:p text:style-name="Standard">The following program demonstrates some ways to format a time value. </text:p>
      <text:p text:style-name="Standard"/>
      <text:p text:style-name="Standard"/>
      <text:p text:style-name="Standard">1 </text:p>
      <text:p text:style-name="Standard">Option Explicit </text:p>
      <text:p text:style-name="Standard">2 </text:p>
      <text:p text:style-name="Standard">3 </text:p>
      <text:p text:style-name="Standard">#Include Once "vbcompat.bi" </text:p>
      <text:p text:style-name="Standard">4 </text:p>
      <text:p text:style-name="Standard">5 </text:p>
      <text:p text:style-name="Standard">Dim As Double myTime = Timeserial(8, 1, 1) </text:p>
      <text:p text:style-name="Standard">6 </text:p>
      <text:p text:style-name="Standard">7 </text:p>
      <text:p text:style-name="Standard">'Print some formatted times </text:p>
      <text:p text:style-name="Standard">8 </text:p>
      <text:p text:style-name="Standard">Print "Time Serial: ";Format(myTime, "ttttt") </text:p>
      <text:p text:style-name="Standard">9 </text:p>
      <text:p text:style-name="Standard">Print "Time with single chars: ";Format(myTime, "h:m:s") </text:p>
      <text:p text:style-name="Standard">10 </text:p>
      <text:p text:style-name="Standard">Print "Time with double chars: ";Format(myTime, "hh:mm:ss") </text:p>
      <text:p text:style-name="Standard">11 </text:p>
      <text:p text:style-name="Standard">Print "Time with am/pm: ";Format(myTime, "hh:mm:ss am/pm") </text:p>
      <text:p text:style-name="Standard">12 </text:p>
      <text:p text:style-name="Standard">Print "Time with a/p: ";Format(myTime, "hh:mm:ss a/p") </text:p>
      <text:p text:style-name="Standard">13 </text:p>
      <text:p text:style-name="Standard">14 </text:p>
      <text:p text:style-name="Standard">Sleep </text:p>
      <text:p text:style-name="Standard">15 </text:p>
      <text:p text:style-name="Standard">End </text:p>
      <text:p text:style-name="Standard"><text:soft-page-break/></text:p>
      <text:p text:style-name="Standard"/>
      <text:p text:style-name="Standard">Listing 14.3: format-time.bas </text:p>
      <text:p text:style-name="Standard"/>
      <text:p text:style-name="Standard"><text:tab/>Analysis: Line 3 includes the extended date and time library. Line 5 creates a time serial value using the Time Serial function. Line 8 prints the time using the TimeSerial format Line 9 prints the time using single-digit characters. Line 10 prints the time using two-digit characters. Line 11 prints the time as in 12-hour format using the AM/PM format, and line 12 also prints the time in a 12-hour format with the a/p format. </text:p>
      <text:p text:style-name="Standard"/>
      <text:p text:style-name="Standard">When you run the program you should see the following output. </text:p>
      <text:p text:style-name="Standard"/>
      <text:p text:style-name="Standard">Time Serial: 8:01:01 AM </text:p>
      <text:p text:style-name="Standard"/>
      <text:p text:style-name="Standard"/>
      <text:p text:style-name="Standard">Time with single chars: 8:1:1 </text:p>
      <text:p text:style-name="Standard"/>
      <text:p text:style-name="Standard"/>
      <text:p text:style-name="Standard">Time with double chars: 08:01:01 </text:p>
      <text:p text:style-name="Standard"/>
      <text:p text:style-name="Standard"/>
      <text:p text:style-name="Standard">Time with am/pm: 08:01:01 am </text:p>
      <text:p text:style-name="Standard"/>
      <text:p text:style-name="Standard"/>
      <text:p text:style-name="Standard">Time with a/p: 08:01:01 a </text:p>
      <text:p text:style-name="Standard"/>
      <text:p text:style-name="Standard"/>
      <text:p text:style-name="Standard">Output 14.3: Output of format-time.bas </text:p>
      <text:p text:style-name="Standard"/>
      <text:p text:style-name="Standard">The Format function has a tremendous amount of functionality, and when working with numeric data, it is an invaluable resource in formatting. You should some time to become acquainted with this function as it will save you lot of time when you need to format your data. </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List"><text:page-number text:select-page="current">5</text:page-number></text:p>
      </style:footer>
    </style:master-page>
    <style:master-page style:name="Endnote" style:page-layout-name="Mpm2"/>
    <style:master-page style:name="MP0" style:page-layout-name="Mpm3">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hapter 14 The Format Function </dc:title>
    <dc:date>2020-08-16T22:14:11.823000000</dc:date>
    <meta:editing-duration>PT1H43M42S</meta:editing-duration>
    <meta:editing-cycles>8</meta:editing-cycles>
    <meta:generator>LibreOffice/6.4.5.2$Windows_X86_64 LibreOffice_project/a726b36747cf2001e06b58ad5db1aa3a9a1872d6</meta:generator>
    <meta:document-statistic meta:table-count="0" meta:image-count="0" meta:object-count="0" meta:page-count="7" meta:paragraph-count="200" meta:word-count="1540" meta:character-count="9197" meta:non-whitespace-character-count="7660"/>
    <meta:template xlink:type="simple" xlink:actuate="onRequest" xlink:title="" xlink:href="../fbeginnerm.odm" meta:date="2020-01-21T22:06:49.613000000"/>
  </office:meta>
</office:document-meta>
</file>